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24174011299" calcext:value-type="float">
            <text:p>2.20924</text:p>
          </table:table-cell>
          <table:table-cell office:value-type="float" office:value="2.42187959322034" calcext:value-type="float">
            <text:p>2.42188</text:p>
          </table:table-cell>
          <table:table-cell office:value-type="float" office:value="3.32587416949153" calcext:value-type="float">
            <text:p>3.325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8446779661" calcext:value-type="float">
            <text:p>2.21584</text:p>
          </table:table-cell>
          <table:table-cell office:value-type="float" office:value="2.36289868926554" calcext:value-type="float">
            <text:p>2.3629</text:p>
          </table:table-cell>
          <table:table-cell office:value-type="float" office:value="3.34710481355932" calcext:value-type="float">
            <text:p>3.34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110928813559" calcext:value-type="float">
            <text:p>2.36111</text:p>
          </table:table-cell>
          <table:table-cell office:value-type="float" office:value="2.12411663276836" calcext:value-type="float">
            <text:p>2.12412</text:p>
          </table:table-cell>
          <table:table-cell office:value-type="float" office:value="3.00659254237288" calcext:value-type="float">
            <text:p>3.006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373134463277" calcext:value-type="float">
            <text:p>2.34373</text:p>
          </table:table-cell>
          <table:table-cell office:value-type="float" office:value="2.18363484745763" calcext:value-type="float">
            <text:p>2.18363</text:p>
          </table:table-cell>
          <table:table-cell office:value-type="float" office:value="3.01098494915254" calcext:value-type="float">
            <text:p>3.010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597812429379" calcext:value-type="float">
            <text:p>2.33598</text:p>
          </table:table-cell>
          <table:table-cell office:value-type="float" office:value="2.1621455819209" calcext:value-type="float">
            <text:p>2.16215</text:p>
          </table:table-cell>
          <table:table-cell office:value-type="float" office:value="3.06629423728814" calcext:value-type="float">
            <text:p>3.066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3198833898305" calcext:value-type="float">
            <text:p>2.33199</text:p>
          </table:table-cell>
          <table:table-cell office:value-type="float" office:value="2.11557240677966" calcext:value-type="float">
            <text:p>2.11557</text:p>
          </table:table-cell>
          <table:table-cell office:value-type="float" office:value="2.83615322033898" calcext:value-type="float">
            <text:p>2.836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33195168361582" calcext:value-type="float">
            <text:p>2.33195</text:p>
          </table:table-cell>
          <table:table-cell office:value-type="float" office:value="2.22199145762712" calcext:value-type="float">
            <text:p>2.22199</text:p>
          </table:table-cell>
          <table:table-cell office:value-type="float" office:value="3.20619606779661" calcext:value-type="float">
            <text:p>3.20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298178531073" calcext:value-type="float">
            <text:p>2.32298</text:p>
          </table:table-cell>
          <table:table-cell office:value-type="float" office:value="2.12534076836158" calcext:value-type="float">
            <text:p>2.12534</text:p>
          </table:table-cell>
          <table:table-cell office:value-type="float" office:value="2.76838508474576" calcext:value-type="float">
            <text:p>2.768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948549152542" calcext:value-type="float">
            <text:p>2.31949</text:p>
          </table:table-cell>
          <table:table-cell office:value-type="float" office:value="2.17902876836158" calcext:value-type="float">
            <text:p>2.17903</text:p>
          </table:table-cell>
          <table:table-cell office:value-type="float" office:value="2.90886779661017" calcext:value-type="float">
            <text:p>2.908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707563841808" calcext:value-type="float">
            <text:p>2.31708</text:p>
          </table:table-cell>
          <table:table-cell office:value-type="float" office:value="2.19058151412429" calcext:value-type="float">
            <text:p>2.19058</text:p>
          </table:table-cell>
          <table:table-cell office:value-type="float" office:value="2.96588013559322" calcext:value-type="float">
            <text:p>2.965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697238418079" calcext:value-type="float">
            <text:p>2.31697</text:p>
          </table:table-cell>
          <table:table-cell office:value-type="float" office:value="2.22169407909604" calcext:value-type="float">
            <text:p>2.22169</text:p>
          </table:table-cell>
          <table:table-cell office:value-type="float" office:value="3.13970061016949" calcext:value-type="float">
            <text:p>3.13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142553220339" calcext:value-type="float">
            <text:p>2.31426</text:p>
          </table:table-cell>
          <table:table-cell office:value-type="float" office:value="2.16103916384181" calcext:value-type="float">
            <text:p>2.16104</text:p>
          </table:table-cell>
          <table:table-cell office:value-type="float" office:value="2.89716257627119" calcext:value-type="float">
            <text:p>2.897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490198870056" calcext:value-type="float">
            <text:p>2.3049</text:p>
          </table:table-cell>
          <table:table-cell office:value-type="float" office:value="2.17767430508475" calcext:value-type="float">
            <text:p>2.17767</text:p>
          </table:table-cell>
          <table:table-cell office:value-type="float" office:value="2.90273355932203" calcext:value-type="float">
            <text:p>2.902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771075706215" calcext:value-type="float">
            <text:p>2.29771</text:p>
          </table:table-cell>
          <table:table-cell office:value-type="float" office:value="2.20538815819209" calcext:value-type="float">
            <text:p>2.20539</text:p>
          </table:table-cell>
          <table:table-cell office:value-type="float" office:value="3.02447674576271" calcext:value-type="float">
            <text:p>3.024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39398870056" calcext:value-type="float">
            <text:p>2.29739</text:p>
          </table:table-cell>
          <table:table-cell office:value-type="float" office:value="2.19636099435028" calcext:value-type="float">
            <text:p>2.19636</text:p>
          </table:table-cell>
          <table:table-cell office:value-type="float" office:value="2.96010630508475" calcext:value-type="float">
            <text:p>2.960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25984180791" calcext:value-type="float">
            <text:p>2.29726</text:p>
          </table:table-cell>
          <table:table-cell office:value-type="float" office:value="2.234896" calcext:value-type="float">
            <text:p>2.2349</text:p>
          </table:table-cell>
          <table:table-cell office:value-type="float" office:value="3.21401871186441" calcext:value-type="float">
            <text:p>3.214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038472316384" calcext:value-type="float">
            <text:p>2.29038</text:p>
          </table:table-cell>
          <table:table-cell office:value-type="float" office:value="2.19212969491525" calcext:value-type="float">
            <text:p>2.19213</text:p>
          </table:table-cell>
          <table:table-cell office:value-type="float" office:value="2.97128352542373" calcext:value-type="float">
            <text:p>2.971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580937853107" calcext:value-type="float">
            <text:p>2.28581</text:p>
          </table:table-cell>
          <table:table-cell office:value-type="float" office:value="2.25775152542373" calcext:value-type="float">
            <text:p>2.25775</text:p>
          </table:table-cell>
          <table:table-cell office:value-type="float" office:value="3.21421857627119" calcext:value-type="float">
            <text:p>3.214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488047457627" calcext:value-type="float">
            <text:p>2.28488</text:p>
          </table:table-cell>
          <table:table-cell office:value-type="float" office:value="2.22393188700565" calcext:value-type="float">
            <text:p>2.22393</text:p>
          </table:table-cell>
          <table:table-cell office:value-type="float" office:value="2.9294573559322" calcext:value-type="float">
            <text:p>2.929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342818079096" calcext:value-type="float">
            <text:p>2.28343</text:p>
          </table:table-cell>
          <table:table-cell office:value-type="float" office:value="2.25699529943503" calcext:value-type="float">
            <text:p>2.257</text:p>
          </table:table-cell>
          <table:table-cell office:value-type="float" office:value="3.08316311864407" calcext:value-type="float">
            <text:p>3.083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27301694915" calcext:value-type="float">
            <text:p>2.28327</text:p>
          </table:table-cell>
          <table:table-cell office:value-type="float" office:value="2.231092" calcext:value-type="float">
            <text:p>2.23109</text:p>
          </table:table-cell>
          <table:table-cell office:value-type="float" office:value="3.15819823728814" calcext:value-type="float">
            <text:p>3.15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75129943503" calcext:value-type="float">
            <text:p>2.27375</text:p>
          </table:table-cell>
          <table:table-cell office:value-type="float" office:value="2.28326983050847" calcext:value-type="float">
            <text:p>2.28327</text:p>
          </table:table-cell>
          <table:table-cell office:value-type="float" office:value="3.22020094915254" calcext:value-type="float">
            <text:p>3.22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060809039548" calcext:value-type="float">
            <text:p>2.28061</text:p>
          </table:table-cell>
          <table:table-cell office:value-type="float" office:value="2.26012729943503" calcext:value-type="float">
            <text:p>2.26013</text:p>
          </table:table-cell>
          <table:table-cell office:value-type="float" office:value="3.02278291525424" calcext:value-type="float">
            <text:p>3.022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40847457627" calcext:value-type="float">
            <text:p>2.27941</text:p>
          </table:table-cell>
          <table:table-cell office:value-type="float" office:value="2.26709615819209" calcext:value-type="float">
            <text:p>2.2671</text:p>
          </table:table-cell>
          <table:table-cell office:value-type="float" office:value="3.09305844067797" calcext:value-type="float">
            <text:p>3.093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694937853107" calcext:value-type="float">
            <text:p>2.27695</text:p>
          </table:table-cell>
          <table:table-cell office:value-type="float" office:value="2.28996790960452" calcext:value-type="float">
            <text:p>2.28997</text:p>
          </table:table-cell>
          <table:table-cell office:value-type="float" office:value="3.36192569491525" calcext:value-type="float">
            <text:p>3.361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453258757062" calcext:value-type="float">
            <text:p>2.27453</text:p>
          </table:table-cell>
          <table:table-cell office:value-type="float" office:value="2.28294027118644" calcext:value-type="float">
            <text:p>2.28294</text:p>
          </table:table-cell>
          <table:table-cell office:value-type="float" office:value="3.34952596610169" calcext:value-type="float">
            <text:p>3.349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218424858757" calcext:value-type="float">
            <text:p>2.27218</text:p>
          </table:table-cell>
          <table:table-cell office:value-type="float" office:value="2.29712357062147" calcext:value-type="float">
            <text:p>2.29712</text:p>
          </table:table-cell>
          <table:table-cell office:value-type="float" office:value="3.16872596610169" calcext:value-type="float">
            <text:p>3.168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138824858757" calcext:value-type="float">
            <text:p>2.27139</text:p>
          </table:table-cell>
          <table:table-cell office:value-type="float" office:value="2.20331231638418" calcext:value-type="float">
            <text:p>2.20331</text:p>
          </table:table-cell>
          <table:table-cell office:value-type="float" office:value="2.97017925423729" calcext:value-type="float">
            <text:p>2.970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12092655367" calcext:value-type="float">
            <text:p>2.27012</text:p>
          </table:table-cell>
          <table:table-cell office:value-type="float" office:value="2.30643911864407" calcext:value-type="float">
            <text:p>2.30644</text:p>
          </table:table-cell>
          <table:table-cell office:value-type="float" office:value="3.3185366779661" calcext:value-type="float">
            <text:p>3.318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61572881356" calcext:value-type="float">
            <text:p>2.20562</text:p>
          </table:table-cell>
          <table:table-cell office:value-type="float" office:value="2.26938386440678" calcext:value-type="float">
            <text:p>2.26938</text:p>
          </table:table-cell>
          <table:table-cell office:value-type="float" office:value="3.02135511864407" calcext:value-type="float">
            <text:p>3.021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09211299435" calcext:value-type="float">
            <text:p>2.27709</text:p>
          </table:table-cell>
          <table:table-cell office:value-type="float" office:value="2.26790409039548" calcext:value-type="float">
            <text:p>2.2679</text:p>
          </table:table-cell>
          <table:table-cell office:value-type="float" office:value="3.01908284745763" calcext:value-type="float">
            <text:p>3.019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43511864407" calcext:value-type="float">
            <text:p>2.25644</text:p>
          </table:table-cell>
          <table:table-cell office:value-type="float" office:value="2.2990664180791" calcext:value-type="float">
            <text:p>2.29907</text:p>
          </table:table-cell>
          <table:table-cell office:value-type="float" office:value="3.13138386440678" calcext:value-type="float">
            <text:p>3.131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74540112994" calcext:value-type="float">
            <text:p>2.25075</text:p>
          </table:table-cell>
          <table:table-cell office:value-type="float" office:value="2.33742314124294" calcext:value-type="float">
            <text:p>2.33742</text:p>
          </table:table-cell>
          <table:table-cell office:value-type="float" office:value="3.298176" calcext:value-type="float">
            <text:p>3.298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954551412429" calcext:value-type="float">
            <text:p>2.24955</text:p>
          </table:table-cell>
          <table:table-cell office:value-type="float" office:value="2.30861387570621" calcext:value-type="float">
            <text:p>2.30861</text:p>
          </table:table-cell>
          <table:table-cell office:value-type="float" office:value="3.08723877966102" calcext:value-type="float">
            <text:p>3.087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4436273446328" calcext:value-type="float">
            <text:p>2.24436</text:p>
          </table:table-cell>
          <table:table-cell office:value-type="float" office:value="2.35864341242938" calcext:value-type="float">
            <text:p>2.35864</text:p>
          </table:table-cell>
          <table:table-cell office:value-type="float" office:value="3.38158671186441" calcext:value-type="float">
            <text:p>3.381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1356" calcext:value-type="float">
            <text:p>2.24136</text:p>
          </table:table-cell>
          <table:table-cell office:value-type="float" office:value="2.3452566779661" calcext:value-type="float">
            <text:p>2.34526</text:p>
          </table:table-cell>
          <table:table-cell office:value-type="float" office:value="3.29926291525424" calcext:value-type="float">
            <text:p>3.299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89475480226" calcext:value-type="float">
            <text:p>2.23895</text:p>
          </table:table-cell>
          <table:table-cell office:value-type="float" office:value="2.2895498079096" calcext:value-type="float">
            <text:p>2.28955</text:p>
          </table:table-cell>
          <table:table-cell office:value-type="float" office:value="2.90641871186441" calcext:value-type="float">
            <text:p>2.906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96646327684" calcext:value-type="float">
            <text:p>2.23497</text:p>
          </table:table-cell>
          <table:table-cell office:value-type="float" office:value="2.31506680225989" calcext:value-type="float">
            <text:p>2.31507</text:p>
          </table:table-cell>
          <table:table-cell office:value-type="float" office:value="3.01761084745763" calcext:value-type="float">
            <text:p>3.017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05916384181" calcext:value-type="float">
            <text:p>2.23306</text:p>
          </table:table-cell>
          <table:table-cell office:value-type="float" office:value="2.36522176271186" calcext:value-type="float">
            <text:p>2.36522</text:p>
          </table:table-cell>
          <table:table-cell office:value-type="float" office:value="3.23569844067797" calcext:value-type="float">
            <text:p>3.23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966201129944" calcext:value-type="float">
            <text:p>2.27966</text:p>
          </table:table-cell>
          <table:table-cell office:value-type="float" office:value="2.22656325423729" calcext:value-type="float">
            <text:p>2.22656</text:p>
          </table:table-cell>
          <table:table-cell office:value-type="float" office:value="2.98455105084746" calcext:value-type="float">
            <text:p>2.984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429726553672" calcext:value-type="float">
            <text:p>2.2743</text:p>
          </table:table-cell>
          <table:table-cell office:value-type="float" office:value="2.22291059887006" calcext:value-type="float">
            <text:p>2.22291</text:p>
          </table:table-cell>
          <table:table-cell office:value-type="float" office:value="3.0641353220339" calcext:value-type="float">
            <text:p>3.064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291875706215" calcext:value-type="float">
            <text:p>2.29292</text:p>
          </table:table-cell>
          <table:table-cell office:value-type="float" office:value="2.21938768361582" calcext:value-type="float">
            <text:p>2.21939</text:p>
          </table:table-cell>
          <table:table-cell office:value-type="float" office:value="3.07033138983051" calcext:value-type="float">
            <text:p>3.070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46124293785" calcext:value-type="float">
            <text:p>2.26946</text:p>
          </table:table-cell>
          <table:table-cell office:value-type="float" office:value="2.20919288135593" calcext:value-type="float">
            <text:p>2.20919</text:p>
          </table:table-cell>
          <table:table-cell office:value-type="float" office:value="3.04806210169492" calcext:value-type="float">
            <text:p>3.048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0070329943503" calcext:value-type="float">
            <text:p>2.3007</text:p>
          </table:table-cell>
          <table:table-cell office:value-type="float" office:value="2.20843482485876" calcext:value-type="float">
            <text:p>2.20843</text:p>
          </table:table-cell>
          <table:table-cell office:value-type="float" office:value="3.05185572881356" calcext:value-type="float">
            <text:p>3.051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585157062147" calcext:value-type="float">
            <text:p>2.20585</text:p>
          </table:table-cell>
          <table:table-cell office:value-type="float" office:value="2.38376795480226" calcext:value-type="float">
            <text:p>2.38377</text:p>
          </table:table-cell>
          <table:table-cell office:value-type="float" office:value="3.07888759322034" calcext:value-type="float">
            <text:p>3.078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542849717514" calcext:value-type="float">
            <text:p>2.31543</text:p>
          </table:table-cell>
          <table:table-cell office:value-type="float" office:value="2.20531211299435" calcext:value-type="float">
            <text:p>2.20531</text:p>
          </table:table-cell>
          <table:table-cell office:value-type="float" office:value="2.995584" calcext:value-type="float">
            <text:p>2.995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0523010169492" calcext:value-type="float">
            <text:p>2.20523</text:p>
          </table:table-cell>
          <table:table-cell office:value-type="float" office:value="2.39571428248588" calcext:value-type="float">
            <text:p>2.39571</text:p>
          </table:table-cell>
          <table:table-cell office:value-type="float" office:value="3.11176244067797" calcext:value-type="float">
            <text:p>3.111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068463276836" calcext:value-type="float">
            <text:p>2.20068</text:p>
          </table:table-cell>
          <table:table-cell office:value-type="float" office:value="2.32020203389831" calcext:value-type="float">
            <text:p>2.3202</text:p>
          </table:table-cell>
          <table:table-cell office:value-type="float" office:value="3.09346033898305" calcext:value-type="float">
            <text:p>3.093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74103954802" calcext:value-type="float">
            <text:p>2.19974</text:p>
          </table:table-cell>
          <table:table-cell office:value-type="float" office:value="2.32786149152542" calcext:value-type="float">
            <text:p>2.32786</text:p>
          </table:table-cell>
          <table:table-cell office:value-type="float" office:value="3.08784352542373" calcext:value-type="float">
            <text:p>3.087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83410169492" calcext:value-type="float">
            <text:p>2.19583</text:p>
          </table:table-cell>
          <table:table-cell office:value-type="float" office:value="2.46389432768362" calcext:value-type="float">
            <text:p>2.46389</text:p>
          </table:table-cell>
          <table:table-cell office:value-type="float" office:value="3.48138088135593" calcext:value-type="float">
            <text:p>3.481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53566101695" calcext:value-type="float">
            <text:p>2.19554</text:p>
          </table:table-cell>
          <table:table-cell office:value-type="float" office:value="2.2827950960452" calcext:value-type="float">
            <text:p>2.2828</text:p>
          </table:table-cell>
          <table:table-cell office:value-type="float" office:value="2.96505166101695" calcext:value-type="float">
            <text:p>2.965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76772881356" calcext:value-type="float">
            <text:p>2.19177</text:p>
          </table:table-cell>
          <table:table-cell office:value-type="float" office:value="2.34814705084746" calcext:value-type="float">
            <text:p>2.34815</text:p>
          </table:table-cell>
          <table:table-cell office:value-type="float" office:value="3.1076713220339" calcext:value-type="float">
            <text:p>3.107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761862146893" calcext:value-type="float">
            <text:p>2.18762</text:p>
          </table:table-cell>
          <table:table-cell office:value-type="float" office:value="2.48042675706215" calcext:value-type="float">
            <text:p>2.48043</text:p>
          </table:table-cell>
          <table:table-cell office:value-type="float" office:value="3.53175240677966" calcext:value-type="float">
            <text:p>3.531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44259887006" calcext:value-type="float">
            <text:p>2.18644</text:p>
          </table:table-cell>
          <table:table-cell office:value-type="float" office:value="2.45890531073446" calcext:value-type="float">
            <text:p>2.45891</text:p>
          </table:table-cell>
          <table:table-cell office:value-type="float" office:value="3.39466711864407" calcext:value-type="float">
            <text:p>3.394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963224858757" calcext:value-type="float">
            <text:p>2.17963</text:p>
          </table:table-cell>
          <table:table-cell office:value-type="float" office:value="2.46753270056497" calcext:value-type="float">
            <text:p>2.46753</text:p>
          </table:table-cell>
          <table:table-cell office:value-type="float" office:value="3.40603688135593" calcext:value-type="float">
            <text:p>3.406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46440677966" calcext:value-type="float">
            <text:p>2.29546</text:p>
          </table:table-cell>
          <table:table-cell office:value-type="float" office:value="2.17041615819209" calcext:value-type="float">
            <text:p>2.17042</text:p>
          </table:table-cell>
          <table:table-cell office:value-type="float" office:value="2.93642793220339" calcext:value-type="float">
            <text:p>2.936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022598870057" calcext:value-type="float">
            <text:p>2.32023</text:p>
          </table:table-cell>
          <table:table-cell office:value-type="float" office:value="2.15731220338983" calcext:value-type="float">
            <text:p>2.15731</text:p>
          </table:table-cell>
          <table:table-cell office:value-type="float" office:value="2.89674901694915" calcext:value-type="float">
            <text:p>2.896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641692655367" calcext:value-type="float">
            <text:p>2.15642</text:p>
          </table:table-cell>
          <table:table-cell office:value-type="float" office:value="2.53396167231638" calcext:value-type="float">
            <text:p>2.53396</text:p>
          </table:table-cell>
          <table:table-cell office:value-type="float" office:value="3.60898440677966" calcext:value-type="float">
            <text:p>3.608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763590960452" calcext:value-type="float">
            <text:p>2.34764</text:p>
          </table:table-cell>
          <table:table-cell office:value-type="float" office:value="2.15602653107345" calcext:value-type="float">
            <text:p>2.15603</text:p>
          </table:table-cell>
          <table:table-cell office:value-type="float" office:value="2.92635742372881" calcext:value-type="float">
            <text:p>2.926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290818079096" calcext:value-type="float">
            <text:p>2.36291</text:p>
          </table:table-cell>
          <table:table-cell office:value-type="float" office:value="2.10887337853107" calcext:value-type="float">
            <text:p>2.10887</text:p>
          </table:table-cell>
          <table:table-cell office:value-type="float" office:value="2.95387850847458" calcext:value-type="float">
            <text:p>2.953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0" calcext:value-type="float">
            <text:p>0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0" calcext:value-type="float">
            <text:p>0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0" calcext:value-type="float">
            <text:p>0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9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3198833898305" calcext:value-type="float">
            <text:p>2.33199</text:p>
          </table:table-cell>
          <table:table-cell office:value-type="float" office:value="2.11557240677966" calcext:value-type="float">
            <text:p>2.11557</text:p>
          </table:table-cell>
          <table:table-cell office:value-type="float" office:value="2.83615322033898" calcext:value-type="float">
            <text:p>2.836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25355668700565" calcext:value-type="float">
            <text:p>2.25356</text:p>
          </table:table-cell>
          <table:table-cell table:formula="of:=AVERAGE([.BT1:.BT15])" office:value-type="float" office:value="2.3014172519774" calcext:value-type="float">
            <text:p>2.30142</text:p>
          </table:table-cell>
          <table:table-cell table:formula="of:=AVERAGE([.BU1:.BU15])" office:value-type="float" office:value="3.14095983728813" calcext:value-type="float">
            <text:p>3.1409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948549152542" calcext:value-type="float">
            <text:p>2.31949</text:p>
          </table:table-cell>
          <table:table-cell office:value-type="float" office:value="2.17902876836158" calcext:value-type="float">
            <text:p>2.17903</text:p>
          </table:table-cell>
          <table:table-cell office:value-type="float" office:value="2.90886779661017" calcext:value-type="float">
            <text:p>2.908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30364113446327" calcext:value-type="float">
            <text:p>2.30364</text:p>
          </table:table-cell>
          <table:table-cell table:formula="of:=AVERAGE([.BT1:.BT5])" office:value-type="float" office:value="2.19723505536723" calcext:value-type="float">
            <text:p>2.19724</text:p>
          </table:table-cell>
          <table:table-cell table:formula="of:=AVERAGE([.BU1:.BU5])" office:value-type="float" office:value="2.98782752542373" calcext:value-type="float">
            <text:p>2.98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490198870056" calcext:value-type="float">
            <text:p>2.3049</text:p>
          </table:table-cell>
          <table:table-cell office:value-type="float" office:value="2.17767430508475" calcext:value-type="float">
            <text:p>2.17767</text:p>
          </table:table-cell>
          <table:table-cell office:value-type="float" office:value="2.90273355932203" calcext:value-type="float">
            <text:p>2.902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488047457627" calcext:value-type="float">
            <text:p>2.28488</text:p>
          </table:table-cell>
          <table:table-cell office:value-type="float" office:value="2.22393188700565" calcext:value-type="float">
            <text:p>2.22393</text:p>
          </table:table-cell>
          <table:table-cell office:value-type="float" office:value="2.9294573559322" calcext:value-type="float">
            <text:p>2.929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694937853107" calcext:value-type="float">
            <text:p>2.27695</text:p>
          </table:table-cell>
          <table:table-cell office:value-type="float" office:value="2.28996790960452" calcext:value-type="float">
            <text:p>2.28997</text:p>
          </table:table-cell>
          <table:table-cell office:value-type="float" office:value="3.36192569491525" calcext:value-type="float">
            <text:p>3.361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453258757062" calcext:value-type="float">
            <text:p>2.27453</text:p>
          </table:table-cell>
          <table:table-cell office:value-type="float" office:value="2.28294027118644" calcext:value-type="float">
            <text:p>2.28294</text:p>
          </table:table-cell>
          <table:table-cell office:value-type="float" office:value="3.34952596610169" calcext:value-type="float">
            <text:p>3.349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218424858757" calcext:value-type="float">
            <text:p>2.27218</text:p>
          </table:table-cell>
          <table:table-cell office:value-type="float" office:value="2.29712357062147" calcext:value-type="float">
            <text:p>2.29712</text:p>
          </table:table-cell>
          <table:table-cell office:value-type="float" office:value="3.16872596610169" calcext:value-type="float">
            <text:p>3.168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43511864407" calcext:value-type="float">
            <text:p>2.25644</text:p>
          </table:table-cell>
          <table:table-cell office:value-type="float" office:value="2.2990664180791" calcext:value-type="float">
            <text:p>2.29907</text:p>
          </table:table-cell>
          <table:table-cell office:value-type="float" office:value="3.13138386440678" calcext:value-type="float">
            <text:p>3.131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1356" calcext:value-type="float">
            <text:p>2.24136</text:p>
          </table:table-cell>
          <table:table-cell office:value-type="float" office:value="2.3452566779661" calcext:value-type="float">
            <text:p>2.34526</text:p>
          </table:table-cell>
          <table:table-cell office:value-type="float" office:value="3.29926291525424" calcext:value-type="float">
            <text:p>3.299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96646327684" calcext:value-type="float">
            <text:p>2.23497</text:p>
          </table:table-cell>
          <table:table-cell office:value-type="float" office:value="2.31506680225989" calcext:value-type="float">
            <text:p>2.31507</text:p>
          </table:table-cell>
          <table:table-cell office:value-type="float" office:value="3.01761084745763" calcext:value-type="float">
            <text:p>3.017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05916384181" calcext:value-type="float">
            <text:p>2.23306</text:p>
          </table:table-cell>
          <table:table-cell office:value-type="float" office:value="2.36522176271186" calcext:value-type="float">
            <text:p>2.36522</text:p>
          </table:table-cell>
          <table:table-cell office:value-type="float" office:value="3.23569844067797" calcext:value-type="float">
            <text:p>3.23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585157062147" calcext:value-type="float">
            <text:p>2.20585</text:p>
          </table:table-cell>
          <table:table-cell office:value-type="float" office:value="2.38376795480226" calcext:value-type="float">
            <text:p>2.38377</text:p>
          </table:table-cell>
          <table:table-cell office:value-type="float" office:value="3.07888759322034" calcext:value-type="float">
            <text:p>3.078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068463276836" calcext:value-type="float">
            <text:p>2.20068</text:p>
          </table:table-cell>
          <table:table-cell office:value-type="float" office:value="2.32020203389831" calcext:value-type="float">
            <text:p>2.3202</text:p>
          </table:table-cell>
          <table:table-cell office:value-type="float" office:value="3.09346033898305" calcext:value-type="float">
            <text:p>3.093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44259887006" calcext:value-type="float">
            <text:p>2.18644</text:p>
          </table:table-cell>
          <table:table-cell office:value-type="float" office:value="2.45890531073446" calcext:value-type="float">
            <text:p>2.45891</text:p>
          </table:table-cell>
          <table:table-cell office:value-type="float" office:value="3.39466711864407" calcext:value-type="float">
            <text:p>3.394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963224858757" calcext:value-type="float">
            <text:p>2.17963</text:p>
          </table:table-cell>
          <table:table-cell office:value-type="float" office:value="2.46753270056497" calcext:value-type="float">
            <text:p>2.46753</text:p>
          </table:table-cell>
          <table:table-cell office:value-type="float" office:value="3.40603688135593" calcext:value-type="float">
            <text:p>3.406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597812429379" calcext:value-type="float">
            <text:p>2.33598</text:p>
          </table:table-cell>
          <table:table-cell office:value-type="float" office:value="2.1621455819209" calcext:value-type="float">
            <text:p>2.16215</text:p>
          </table:table-cell>
          <table:table-cell office:value-type="float" office:value="3.06629423728814" calcext:value-type="float">
            <text:p>3.066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25764103804143" calcext:value-type="float">
            <text:p>2.25764</text:p>
          </table:table-cell>
          <table:table-cell table:formula="of:=AVERAGE([.BT16:.BT30])" office:value-type="float" office:value="2.30985304557439" calcext:value-type="float">
            <text:p>2.30985</text:p>
          </table:table-cell>
          <table:table-cell table:formula="of:=AVERAGE([.BU16:.BU30])" office:value-type="float" office:value="3.19734248135593" calcext:value-type="float">
            <text:p>3.19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33195168361582" calcext:value-type="float">
            <text:p>2.33195</text:p>
          </table:table-cell>
          <table:table-cell office:value-type="float" office:value="2.22199145762712" calcext:value-type="float">
            <text:p>2.22199</text:p>
          </table:table-cell>
          <table:table-cell office:value-type="float" office:value="3.20619606779661" calcext:value-type="float">
            <text:p>3.20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31359428248588" calcext:value-type="float">
            <text:p>2.31359</text:p>
          </table:table-cell>
          <table:table-cell table:formula="of:=AVERAGE([.BT16:.BT20])" office:value-type="float" office:value="2.21969572881356" calcext:value-type="float">
            <text:p>2.2197</text:p>
          </table:table-cell>
          <table:table-cell table:formula="of:=AVERAGE([.BU16:.BU20])" office:value-type="float" office:value="3.16808564067797" calcext:value-type="float">
            <text:p>3.168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697238418079" calcext:value-type="float">
            <text:p>2.31697</text:p>
          </table:table-cell>
          <table:table-cell office:value-type="float" office:value="2.22169407909604" calcext:value-type="float">
            <text:p>2.22169</text:p>
          </table:table-cell>
          <table:table-cell office:value-type="float" office:value="3.13970061016949" calcext:value-type="float">
            <text:p>3.13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25984180791" calcext:value-type="float">
            <text:p>2.29726</text:p>
          </table:table-cell>
          <table:table-cell office:value-type="float" office:value="2.234896" calcext:value-type="float">
            <text:p>2.2349</text:p>
          </table:table-cell>
          <table:table-cell office:value-type="float" office:value="3.21401871186441" calcext:value-type="float">
            <text:p>3.214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580937853107" calcext:value-type="float">
            <text:p>2.28581</text:p>
          </table:table-cell>
          <table:table-cell office:value-type="float" office:value="2.25775152542373" calcext:value-type="float">
            <text:p>2.25775</text:p>
          </table:table-cell>
          <table:table-cell office:value-type="float" office:value="3.21421857627119" calcext:value-type="float">
            <text:p>3.214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342818079096" calcext:value-type="float">
            <text:p>2.28343</text:p>
          </table:table-cell>
          <table:table-cell office:value-type="float" office:value="2.25699529943503" calcext:value-type="float">
            <text:p>2.257</text:p>
          </table:table-cell>
          <table:table-cell office:value-type="float" office:value="3.08316311864407" calcext:value-type="float">
            <text:p>3.083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060809039548" calcext:value-type="float">
            <text:p>2.28061</text:p>
          </table:table-cell>
          <table:table-cell office:value-type="float" office:value="2.26012729943503" calcext:value-type="float">
            <text:p>2.26013</text:p>
          </table:table-cell>
          <table:table-cell office:value-type="float" office:value="3.02278291525424" calcext:value-type="float">
            <text:p>3.022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74540112994" calcext:value-type="float">
            <text:p>2.25075</text:p>
          </table:table-cell>
          <table:table-cell office:value-type="float" office:value="2.33742314124294" calcext:value-type="float">
            <text:p>2.33742</text:p>
          </table:table-cell>
          <table:table-cell office:value-type="float" office:value="3.298176" calcext:value-type="float">
            <text:p>3.298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954551412429" calcext:value-type="float">
            <text:p>2.24955</text:p>
          </table:table-cell>
          <table:table-cell office:value-type="float" office:value="2.30861387570621" calcext:value-type="float">
            <text:p>2.30861</text:p>
          </table:table-cell>
          <table:table-cell office:value-type="float" office:value="3.08723877966102" calcext:value-type="float">
            <text:p>3.087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4436273446328" calcext:value-type="float">
            <text:p>2.24436</text:p>
          </table:table-cell>
          <table:table-cell office:value-type="float" office:value="2.35864341242938" calcext:value-type="float">
            <text:p>2.35864</text:p>
          </table:table-cell>
          <table:table-cell office:value-type="float" office:value="3.38158671186441" calcext:value-type="float">
            <text:p>3.381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89475480226" calcext:value-type="float">
            <text:p>2.23895</text:p>
          </table:table-cell>
          <table:table-cell office:value-type="float" office:value="2.2895498079096" calcext:value-type="float">
            <text:p>2.28955</text:p>
          </table:table-cell>
          <table:table-cell office:value-type="float" office:value="2.90641871186441" calcext:value-type="float">
            <text:p>2.906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0523010169492" calcext:value-type="float">
            <text:p>2.20523</text:p>
          </table:table-cell>
          <table:table-cell office:value-type="float" office:value="2.39571428248588" calcext:value-type="float">
            <text:p>2.39571</text:p>
          </table:table-cell>
          <table:table-cell office:value-type="float" office:value="3.11176244067797" calcext:value-type="float">
            <text:p>3.111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74103954802" calcext:value-type="float">
            <text:p>2.19974</text:p>
          </table:table-cell>
          <table:table-cell office:value-type="float" office:value="2.32786149152542" calcext:value-type="float">
            <text:p>2.32786</text:p>
          </table:table-cell>
          <table:table-cell office:value-type="float" office:value="3.08784352542373" calcext:value-type="float">
            <text:p>3.087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761862146893" calcext:value-type="float">
            <text:p>2.18762</text:p>
          </table:table-cell>
          <table:table-cell office:value-type="float" office:value="2.48042675706215" calcext:value-type="float">
            <text:p>2.48043</text:p>
          </table:table-cell>
          <table:table-cell office:value-type="float" office:value="3.53175240677966" calcext:value-type="float">
            <text:p>3.531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641692655367" calcext:value-type="float">
            <text:p>2.15642</text:p>
          </table:table-cell>
          <table:table-cell office:value-type="float" office:value="2.53396167231638" calcext:value-type="float">
            <text:p>2.53396</text:p>
          </table:table-cell>
          <table:table-cell office:value-type="float" office:value="3.60898440677966" calcext:value-type="float">
            <text:p>3.608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110928813559" calcext:value-type="float">
            <text:p>2.36111</text:p>
          </table:table-cell>
          <table:table-cell office:value-type="float" office:value="2.12411663276836" calcext:value-type="float">
            <text:p>2.12412</text:p>
          </table:table-cell>
          <table:table-cell office:value-type="float" office:value="3.00659254237288" calcext:value-type="float">
            <text:p>3.006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28213140037665" calcext:value-type="float">
            <text:p>2.28213</text:p>
          </table:table-cell>
          <table:table-cell table:formula="of:=AVERAGE([.BT31:.BT45])" office:value-type="float" office:value="2.23209118945386" calcext:value-type="float">
            <text:p>2.23209</text:p>
          </table:table-cell>
          <table:table-cell table:formula="of:=AVERAGE([.BU31:.BU45])" office:value-type="float" office:value="3.0465965559322" calcext:value-type="float">
            <text:p>3.0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373134463277" calcext:value-type="float">
            <text:p>2.34373</text:p>
          </table:table-cell>
          <table:table-cell office:value-type="float" office:value="2.18363484745763" calcext:value-type="float">
            <text:p>2.18363</text:p>
          </table:table-cell>
          <table:table-cell office:value-type="float" office:value="3.01098494915254" calcext:value-type="float">
            <text:p>3.010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33183067570621" calcext:value-type="float">
            <text:p>2.33183</text:p>
          </table:table-cell>
          <table:table-cell table:formula="of:=AVERAGE([.BT31:.BT35])" office:value-type="float" office:value="2.15694258531073" calcext:value-type="float">
            <text:p>2.15694</text:p>
          </table:table-cell>
          <table:table-cell table:formula="of:=AVERAGE([.BU31:.BU35])" office:value-type="float" office:value="2.92980105762712" calcext:value-type="float">
            <text:p>2.929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298178531073" calcext:value-type="float">
            <text:p>2.32298</text:p>
          </table:table-cell>
          <table:table-cell office:value-type="float" office:value="2.12534076836158" calcext:value-type="float">
            <text:p>2.12534</text:p>
          </table:table-cell>
          <table:table-cell office:value-type="float" office:value="2.76838508474576" calcext:value-type="float">
            <text:p>2.768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707563841808" calcext:value-type="float">
            <text:p>2.31708</text:p>
          </table:table-cell>
          <table:table-cell office:value-type="float" office:value="2.19058151412429" calcext:value-type="float">
            <text:p>2.19058</text:p>
          </table:table-cell>
          <table:table-cell office:value-type="float" office:value="2.96588013559322" calcext:value-type="float">
            <text:p>2.965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142553220339" calcext:value-type="float">
            <text:p>2.31426</text:p>
          </table:table-cell>
          <table:table-cell office:value-type="float" office:value="2.16103916384181" calcext:value-type="float">
            <text:p>2.16104</text:p>
          </table:table-cell>
          <table:table-cell office:value-type="float" office:value="2.89716257627119" calcext:value-type="float">
            <text:p>2.897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771075706215" calcext:value-type="float">
            <text:p>2.29771</text:p>
          </table:table-cell>
          <table:table-cell office:value-type="float" office:value="2.20538815819209" calcext:value-type="float">
            <text:p>2.20539</text:p>
          </table:table-cell>
          <table:table-cell office:value-type="float" office:value="3.02447674576271" calcext:value-type="float">
            <text:p>3.024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39398870056" calcext:value-type="float">
            <text:p>2.29739</text:p>
          </table:table-cell>
          <table:table-cell office:value-type="float" office:value="2.19636099435028" calcext:value-type="float">
            <text:p>2.19636</text:p>
          </table:table-cell>
          <table:table-cell office:value-type="float" office:value="2.96010630508475" calcext:value-type="float">
            <text:p>2.960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038472316384" calcext:value-type="float">
            <text:p>2.29038</text:p>
          </table:table-cell>
          <table:table-cell office:value-type="float" office:value="2.19212969491525" calcext:value-type="float">
            <text:p>2.19213</text:p>
          </table:table-cell>
          <table:table-cell office:value-type="float" office:value="2.97128352542373" calcext:value-type="float">
            <text:p>2.971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27301694915" calcext:value-type="float">
            <text:p>2.28327</text:p>
          </table:table-cell>
          <table:table-cell office:value-type="float" office:value="2.231092" calcext:value-type="float">
            <text:p>2.23109</text:p>
          </table:table-cell>
          <table:table-cell office:value-type="float" office:value="3.15819823728814" calcext:value-type="float">
            <text:p>3.15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40847457627" calcext:value-type="float">
            <text:p>2.27941</text:p>
          </table:table-cell>
          <table:table-cell office:value-type="float" office:value="2.26709615819209" calcext:value-type="float">
            <text:p>2.2671</text:p>
          </table:table-cell>
          <table:table-cell office:value-type="float" office:value="3.09305844067797" calcext:value-type="float">
            <text:p>3.093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138824858757" calcext:value-type="float">
            <text:p>2.27139</text:p>
          </table:table-cell>
          <table:table-cell office:value-type="float" office:value="2.20331231638418" calcext:value-type="float">
            <text:p>2.20331</text:p>
          </table:table-cell>
          <table:table-cell office:value-type="float" office:value="2.97017925423729" calcext:value-type="float">
            <text:p>2.970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12092655367" calcext:value-type="float">
            <text:p>2.27012</text:p>
          </table:table-cell>
          <table:table-cell office:value-type="float" office:value="2.30643911864407" calcext:value-type="float">
            <text:p>2.30644</text:p>
          </table:table-cell>
          <table:table-cell office:value-type="float" office:value="3.3185366779661" calcext:value-type="float">
            <text:p>3.318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83410169492" calcext:value-type="float">
            <text:p>2.19583</text:p>
          </table:table-cell>
          <table:table-cell office:value-type="float" office:value="2.46389432768362" calcext:value-type="float">
            <text:p>2.46389</text:p>
          </table:table-cell>
          <table:table-cell office:value-type="float" office:value="3.48138088135593" calcext:value-type="float">
            <text:p>3.481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53566101695" calcext:value-type="float">
            <text:p>2.19554</text:p>
          </table:table-cell>
          <table:table-cell office:value-type="float" office:value="2.2827950960452" calcext:value-type="float">
            <text:p>2.2828</text:p>
          </table:table-cell>
          <table:table-cell office:value-type="float" office:value="2.96505166101695" calcext:value-type="float">
            <text:p>2.965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76772881356" calcext:value-type="float">
            <text:p>2.19177</text:p>
          </table:table-cell>
          <table:table-cell office:value-type="float" office:value="2.34814705084746" calcext:value-type="float">
            <text:p>2.34815</text:p>
          </table:table-cell>
          <table:table-cell office:value-type="float" office:value="3.1076713220339" calcext:value-type="float">
            <text:p>3.107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24174011299" calcext:value-type="float">
            <text:p>2.20924</text:p>
          </table:table-cell>
          <table:table-cell office:value-type="float" office:value="2.42187959322034" calcext:value-type="float">
            <text:p>2.42188</text:p>
          </table:table-cell>
          <table:table-cell office:value-type="float" office:value="3.32587416949153" calcext:value-type="float">
            <text:p>3.325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826834079096" calcext:value-type="float">
            <text:p>2.28268</text:p>
          </table:table-cell>
          <table:table-cell table:formula="of:=AVERAGE([.BT46:.BT60])" office:value-type="float" office:value="2.23265104632768" calcext:value-type="float">
            <text:p>2.23265</text:p>
          </table:table-cell>
          <table:table-cell table:formula="of:=AVERAGE([.BU46:.BU60])" office:value-type="float" office:value="3.05743669152542" calcext:value-type="float">
            <text:p>3.05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8446779661" calcext:value-type="float">
            <text:p>2.21584</text:p>
          </table:table-cell>
          <table:table-cell office:value-type="float" office:value="2.36289868926554" calcext:value-type="float">
            <text:p>2.3629</text:p>
          </table:table-cell>
          <table:table-cell office:value-type="float" office:value="3.34710481355932" calcext:value-type="float">
            <text:p>3.34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23630911186441" calcext:value-type="float">
            <text:p>2.23631</text:p>
          </table:table-cell>
          <table:table-cell table:formula="of:=AVERAGE([.BT46:.BT50])" office:value-type="float" office:value="2.32106721355932" calcext:value-type="float">
            <text:p>2.32107</text:p>
          </table:table-cell>
          <table:table-cell table:formula="of:=AVERAGE([.BU46:.BU50])" office:value-type="float" office:value="3.18672357966102" calcext:value-type="float">
            <text:p>3.18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75129943503" calcext:value-type="float">
            <text:p>2.27375</text:p>
          </table:table-cell>
          <table:table-cell office:value-type="float" office:value="2.28326983050847" calcext:value-type="float">
            <text:p>2.28327</text:p>
          </table:table-cell>
          <table:table-cell office:value-type="float" office:value="3.22020094915254" calcext:value-type="float">
            <text:p>3.22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61572881356" calcext:value-type="float">
            <text:p>2.20562</text:p>
          </table:table-cell>
          <table:table-cell office:value-type="float" office:value="2.26938386440678" calcext:value-type="float">
            <text:p>2.26938</text:p>
          </table:table-cell>
          <table:table-cell office:value-type="float" office:value="3.02135511864407" calcext:value-type="float">
            <text:p>3.021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09211299435" calcext:value-type="float">
            <text:p>2.27709</text:p>
          </table:table-cell>
          <table:table-cell office:value-type="float" office:value="2.26790409039548" calcext:value-type="float">
            <text:p>2.2679</text:p>
          </table:table-cell>
          <table:table-cell office:value-type="float" office:value="3.01908284745763" calcext:value-type="float">
            <text:p>3.019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966201129944" calcext:value-type="float">
            <text:p>2.27966</text:p>
          </table:table-cell>
          <table:table-cell office:value-type="float" office:value="2.22656325423729" calcext:value-type="float">
            <text:p>2.22656</text:p>
          </table:table-cell>
          <table:table-cell office:value-type="float" office:value="2.98455105084746" calcext:value-type="float">
            <text:p>2.984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429726553672" calcext:value-type="float">
            <text:p>2.2743</text:p>
          </table:table-cell>
          <table:table-cell office:value-type="float" office:value="2.22291059887006" calcext:value-type="float">
            <text:p>2.22291</text:p>
          </table:table-cell>
          <table:table-cell office:value-type="float" office:value="3.0641353220339" calcext:value-type="float">
            <text:p>3.064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291875706215" calcext:value-type="float">
            <text:p>2.29292</text:p>
          </table:table-cell>
          <table:table-cell office:value-type="float" office:value="2.21938768361582" calcext:value-type="float">
            <text:p>2.21939</text:p>
          </table:table-cell>
          <table:table-cell office:value-type="float" office:value="3.07033138983051" calcext:value-type="float">
            <text:p>3.070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46124293785" calcext:value-type="float">
            <text:p>2.26946</text:p>
          </table:table-cell>
          <table:table-cell office:value-type="float" office:value="2.20919288135593" calcext:value-type="float">
            <text:p>2.20919</text:p>
          </table:table-cell>
          <table:table-cell office:value-type="float" office:value="3.04806210169492" calcext:value-type="float">
            <text:p>3.048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0070329943503" calcext:value-type="float">
            <text:p>2.3007</text:p>
          </table:table-cell>
          <table:table-cell office:value-type="float" office:value="2.20843482485876" calcext:value-type="float">
            <text:p>2.20843</text:p>
          </table:table-cell>
          <table:table-cell office:value-type="float" office:value="3.05185572881356" calcext:value-type="float">
            <text:p>3.051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542849717514" calcext:value-type="float">
            <text:p>2.31543</text:p>
          </table:table-cell>
          <table:table-cell office:value-type="float" office:value="2.20531211299435" calcext:value-type="float">
            <text:p>2.20531</text:p>
          </table:table-cell>
          <table:table-cell office:value-type="float" office:value="2.995584" calcext:value-type="float">
            <text:p>2.995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46440677966" calcext:value-type="float">
            <text:p>2.29546</text:p>
          </table:table-cell>
          <table:table-cell office:value-type="float" office:value="2.17041615819209" calcext:value-type="float">
            <text:p>2.17042</text:p>
          </table:table-cell>
          <table:table-cell office:value-type="float" office:value="2.93642793220339" calcext:value-type="float">
            <text:p>2.936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022598870057" calcext:value-type="float">
            <text:p>2.32023</text:p>
          </table:table-cell>
          <table:table-cell office:value-type="float" office:value="2.15731220338983" calcext:value-type="float">
            <text:p>2.15731</text:p>
          </table:table-cell>
          <table:table-cell office:value-type="float" office:value="2.89674901694915" calcext:value-type="float">
            <text:p>2.896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763590960452" calcext:value-type="float">
            <text:p>2.34764</text:p>
          </table:table-cell>
          <table:table-cell office:value-type="float" office:value="2.15602653107345" calcext:value-type="float">
            <text:p>2.15603</text:p>
          </table:table-cell>
          <table:table-cell office:value-type="float" office:value="2.92635742372881" calcext:value-type="float">
            <text:p>2.926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290818079096" calcext:value-type="float">
            <text:p>2.36291</text:p>
          </table:table-cell>
          <table:table-cell office:value-type="float" office:value="2.10887337853107" calcext:value-type="float">
            <text:p>2.10887</text:p>
          </table:table-cell>
          <table:table-cell office:value-type="float" office:value="2.95387850847458" calcext:value-type="float">
            <text:p>2.953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5" calcext:value-type="float">
            <text:p>5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5" calcext:value-type="float">
            <text:p>5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5" calcext:value-type="float">
            <text:p>5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0" calcext:value-type="float">
            <text:p>0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9"/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1_2.A1:Sheet1_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14:17.448867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16:27.160619049</dc:date>
    <meta:generator>LibreOffice/4.2.8.2$Linux_X86_64 LibreOffice_project/420m0$Build-2</meta:generator>
    <meta:editing-duration>P0D</meta:editing-duration>
    <meta:editing-cycles>2</meta:editing-cycles>
    <meta:document-statistic meta:table-count="2" meta:cell-count="9298" meta:object-count="0"/>
  </office:meta>
</office:document-meta>
</file>